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0.931333333333333cm" style:use-optimal-column-width="true"/>
    </style:style>
    <style:style style:name="co2" style:family="table-column">
      <style:table-column-properties fo:break-before="auto" style:column-width="2.30716666666667cm" style:use-optimal-column-width="true"/>
    </style:style>
    <style:style style:name="co3" style:family="table-column">
      <style:table-column-properties fo:break-before="auto" style:column-width="10.6468333333333cm" style:use-optimal-column-width="true"/>
    </style:style>
    <style:style style:name="co4" style:family="table-column">
      <style:table-column-properties fo:break-before="auto" style:column-width="1.9685cm" style:use-optimal-column-width="true"/>
    </style:style>
    <style:style style:name="co5" style:family="table-column">
      <style:table-column-properties fo:break-before="auto" style:column-width="3.72533333333333cm" style:use-optimal-column-width="true"/>
    </style:style>
    <style:style style:name="co6" style:family="table-column">
      <style:table-column-properties fo:break-before="auto" style:column-width="3.13266666666667cm" style:use-optimal-column-width="true"/>
    </style:style>
    <style:style style:name="co7" style:family="table-column">
      <style:table-column-properties fo:break-before="auto" style:column-width="2.032cm" style:use-optimal-column-width="true"/>
    </style:style>
    <style:style style:name="co8" style:family="table-column">
      <style:table-column-properties fo:break-before="auto" style:column-width="0.9525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Designator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Designation</text:p>
          </table:table-cell>
          <table:table-cell office:value-type="string" table:style-name="ce1">
            <text:p>Supplier and ref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_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C3,C1</text:p>
          </table:table-cell>
          <table:table-cell office:value-type="string" table:style-name="ce2">
            <text:p>C_01005_0402Metric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100n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C5,C2,C4</text:p>
          </table:table-cell>
          <table:table-cell office:value-type="string" table:style-name="ce2">
            <text:p>CP_Elec_6.3x7.7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22u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J1</text:p>
          </table:table-cell>
          <table:table-cell office:value-type="string" table:style-name="ce2">
            <text:p>USB_Micro-B_Molex_47346-000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USB_B_Micr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J2</text:p>
          </table:table-cell>
          <table:table-cell office:value-type="string" table:style-name="ce2">
            <text:p>TerminalBlock_Phoenix_MKDS-3-2-5.08_1x02_P5.08mm_Horizontal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crew_Terminal_01x0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U1</text:p>
          </table:table-cell>
          <table:table-cell office:value-type="string" table:style-name="ce2">
            <text:p>SOT-223-3_TabPin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AMS1117-3.3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6"/>
        </table:table-row>
        <table:table-row table:number-rows-repeated="1048570" table:style-name="ro1">
          <table:table-cell table:number-columns-repeated="16384"/>
        </table:table-row>
      </table:table>
      <table:table table:name="bill_of_materials" table:style-name="ta1">
        <table:table-column table:style-name="co9" table:number-columns-repeated="16384" table:default-cell-style-name="ce1"/>
        <table:table-row table:style-name="ro1">
          <table:table-cell office:value-type="string" table:style-name="ce1">
            <text:p>Id;"Designator";"Footprint";"Quantity";"Designation";"Supplier and ref";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;"C3</text:p>
          </table:table-cell>
          <table:table-cell office:value-type="string" table:style-name="ce1">
            <text:p>C1";"C_01005_0402Metric";2;"100n";;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;"C5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4";"CP_Elec_6.3x7.7";3;"22u";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;"J1";"USB_Micro-B_Molex_47346-0001";1;"USB_B_Micro";;;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;"J2";"TerminalBlock_Phoenix_MKDS-3-2-5.08_1x02_P5.08mm_Horizontal";1;"Screw_Terminal_01x02";;;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;"U1";"SOT-223-3_TabPin2";1;"AMS1117-3.3";;;</text:p>
          </table:table-cell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  <table:database-ranges>
        <table:database-range table:target-range-address="bill_of_materials_(2).A1:bill_of_materials_(2).H6" table:name="bill_of_materials" table:display-filter-buttons="true" table:on-update-keep-size="false" table:on-update-keep-styles="true" table:refresh-delay="false">
          <table:database-source-sql table:database-name="Provider=Microsoft.Mashup.OleDb.1;Data Source=$Workbook$;Location=bill_of_materials;Extended Properties=&quot;&quot;" table:sql-statement="SELECT * FROM [bill_of_materials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/>
    <dc:creator>RUDRA MAHESHWAR</dc:creator>
    <meta:creation-date>2026-02-08T18:17:51Z</meta:creation-date>
    <dc:date>2026-02-08T18:18:59Z</dc:date>
  </office:meta>
</office:document-meta>
</file>